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237cm" fo:min-width="27.542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328cm" fo:min-width="27.532cm" fo:padding-top="0.177cm" fo:padding-bottom="0.177cm" fo:padding-left="0.302cm" fo:padding-right="0.30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3.885cm" fo:min-width="27.796cm" fo:padding-top="0.177cm" fo:padding-bottom="0.177cm" fo:padding-left="0.302cm" fo:padding-right="0.302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14.478cm" fo:min-width="0.467cm" fo:padding-top="0.23cm" fo:padding-bottom="0.23cm" fo:padding-left="0.355cm" fo:padding-right="0.355cm" fo:wrap-option="wrap" loext:decorative="false"/>
    </style:style>
    <style:style style:name="gr25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9.638cm" fo:min-width="0.467cm" fo:padding-top="0.23cm" fo:padding-bottom="0.23cm" fo:padding-left="0.355cm" fo:padding-right="0.355cm" fo:wrap-option="wrap" loext:decorative="false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35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36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37" style:family="graphic" style:parent-style-name="objectwithoutfill">
      <style:graphic-properties svg:stroke-width="0.159cm" draw:marker-start-width="0.438cm" draw:marker-end="Arrowheads_20_17" draw:marker-end-width="0.538cm" draw:fill="none" draw:textarea-vertical-align="middle" fo:padding-top="0.204cm" fo:padding-bottom="0.204cm" fo:padding-left="0.329cm" fo:padding-right="0.329cm" loext:decorative="false"/>
    </style:style>
    <style:style style:name="gr38" style:family="graphic" style:parent-style-name="objectwithoutfill">
      <style:graphic-properties svg:stroke-width="0.159cm" draw:marker-start-width="0.438cm" draw:marker-end="Arrowheads_20_18" draw:marker-end-width="0.538cm" draw:fill="none" draw:textarea-vertical-align="middle" fo:padding-top="0.204cm" fo:padding-bottom="0.204cm" fo:padding-left="0.329cm" fo:padding-right="0.329cm" loext:decorative="false"/>
    </style:style>
    <style:style style:name="gr39" style:family="graphic" style:parent-style-name="objectwithoutfill">
      <style:graphic-properties svg:stroke-width="0.159cm" draw:marker-start-width="0.438cm" draw:marker-end="Arrowheads_20_19" draw:marker-end-width="0.538cm" draw:fill="none" draw:textarea-vertical-align="middle" fo:padding-top="0.204cm" fo:padding-bottom="0.204cm" fo:padding-left="0.329cm" fo:padding-right="0.329cm" loext:decorative="false"/>
    </style:style>
    <style:style style:name="gr40" style:family="graphic" style:parent-style-name="objectwithoutfill">
      <style:graphic-properties svg:stroke-width="0.159cm" draw:marker-start-width="0.438cm" draw:marker-end="Arrowheads_20_20" draw:marker-end-width="0.538cm" draw:fill="none" draw:textarea-vertical-align="middle" fo:padding-top="0.204cm" fo:padding-bottom="0.204cm" fo:padding-left="0.329cm" fo:padding-right="0.329cm" loext:decorative="false"/>
    </style:style>
    <style:style style:name="gr41" style:family="graphic" style:parent-style-name="objectwithoutfill">
      <style:graphic-properties svg:stroke-width="0.159cm" draw:marker-start-width="0.438cm" draw:marker-end="Arrowheads_20_21" draw:marker-end-width="0.538cm" draw:fill="none" draw:textarea-vertical-align="middle" fo:padding-top="0.204cm" fo:padding-bottom="0.204cm" fo:padding-left="0.329cm" fo:padding-right="0.329cm" loext:decorative="false"/>
    </style:style>
    <style:style style:name="gr42" style:family="graphic" style:parent-style-name="objectwithoutfill">
      <style:graphic-properties svg:stroke-width="0.159cm" draw:marker-start-width="0.438cm" draw:marker-end="Arrowheads_20_22" draw:marker-end-width="0.538cm" draw:fill="none" draw:textarea-vertical-align="middle" fo:padding-top="0.204cm" fo:padding-bottom="0.204cm" fo:padding-left="0.329cm" fo:padding-right="0.329cm" loext:decorative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3.1cm" fo:min-width="26.731cm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5.48cm" fo:min-width="13.485cm" loext:decorative="false"/>
    </style:style>
    <style:style style:name="gr46" style:family="graphic" style:parent-style-name="standard">
      <style:graphic-properties draw:stroke="none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8.673cm" fo:padding-top="0.177cm" fo:padding-bottom="0.177cm" fo:padding-left="0.302cm" fo:padding-right="0.302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stroke="solid" svg:stroke-width="0.159cm" draw:marker-start-width="0.438cm" draw:marker-end="Arrowheads_20_23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objectwithoutfill">
      <style:graphic-properties draw:stroke="solid" svg:stroke-width="0.159cm" draw:marker-start-width="0.438cm" draw:marker-end="Arrowheads_20_25" draw:marker-end-width="0.538cm" draw:fill="none" draw:textarea-vertical-align="middle" fo:padding-top="0.204cm" fo:padding-bottom="0.204cm" fo:padding-left="0.329cm" fo:padding-right="0.329cm" loext:decorative="false"/>
    </style:style>
    <style:style style:name="gr49" style:family="graphic" style:parent-style-name="objectwithoutfill">
      <style:graphic-properties draw:stroke="solid" svg:stroke-width="0.159cm" draw:marker-start-width="0.438cm" draw:marker-end="Arrowheads_20_26" draw:marker-end-width="0.538cm" draw:fill="none" draw:textarea-vertical-align="middle" fo:padding-top="0.204cm" fo:padding-bottom="0.204cm" fo:padding-left="0.329cm" fo:padding-right="0.329cm" loext:decorative="false"/>
    </style:style>
    <style:style style:name="gr50" style:family="graphic" style:parent-style-name="objectwithoutfill">
      <style:graphic-properties draw:stroke="solid" svg:stroke-width="0.159cm" draw:marker-start-width="0.438cm" draw:marker-end="Arrowheads_20_27" draw:marker-end-width="0.538cm" draw:fill="none" draw:textarea-vertical-align="middle" fo:padding-top="0.204cm" fo:padding-bottom="0.204cm" fo:padding-left="0.329cm" fo:padding-right="0.329cm" loext:decorative="false"/>
    </style:style>
    <style:style style:name="gr51" style:family="graphic" style:parent-style-name="objectwithoutfill">
      <style:graphic-properties draw:stroke="solid" svg:stroke-width="0.159cm" draw:marker-start-width="0.438cm" draw:marker-end="Arrowheads_20_28" draw:marker-end-width="0.538cm" draw:fill="none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fo:font-weight="bold" style:font-size-asian="16pt" style:font-size-complex="16pt"/>
    </style:style>
    <style:style style:name="P13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size-complex="16pt"/>
    </style:style>
    <style:style style:name="P14" style:family="paragraph">
      <style:paragraph-properties fo:text-align="center"/>
      <style:text-properties fo:color="#3465a4" loext:opacity="100%"/>
    </style:style>
    <style:style style:name="P15" style:family="paragraph">
      <loext:graphic-properties draw:fill="none" draw:fill-color="#ffffff"/>
      <style:paragraph-properties fo:text-align="center"/>
      <style:text-properties fo:color="#3465a4" loext:opacity="100%" fo:font-size="36pt" fo:font-weight="bold" style:font-size-asian="36pt" style:font-size-complex="36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36pt" fo:font-weight="bold" style:font-size-asian="36pt" style:font-size-complex="36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/>
      <style:text-properties fo:font-size="36pt"/>
    </style:style>
    <style:style style:name="P20" style:family="paragraph">
      <loext:graphic-properties draw:fill="none" draw:fill-color="#ffffff"/>
      <style:paragraph-properties fo:text-align="center"/>
      <style:text-properties fo:font-size="44pt" fo:font-weight="bold" style:font-size-asian="44pt" style:font-size-complex="4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6pt" fo:font-weight="bold" style:font-size-asian="36pt" style:font-size-complex="3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fo:font-size="44pt" fo:font-weight="bold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Requirement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Production 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Manufacturing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frame draw:style-name="gr19" draw:text-style-name="P6" draw:layer="layout" svg:width="9.187cm" svg:height="1.673cm" svg:x="20.658cm" svg:y="37.147cm">
          <draw:text-box>
            <text:p text:style-name="P3"><text:span text:style-name="T3">Producción I</text:span></text:p>
          </draw:text-box>
        </draw:frame>
        <draw:custom-shape draw:style-name="gr20" draw:text-style-name="P8" draw:layer="layout" svg:width="8.573cm" svg:height="3.707cm" svg:x="1.829cm" svg:y="8.097cm">
          <text:p text:style-name="P7"><text:span text:style-name="T4">Estadística Descriptiv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8.573cm" svg:height="3.707cm" svg:x="1.829cm" svg:y="22cm">
          <text:p text:style-name="P7"><text:span text:style-name="T4">Estadística Inferen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8.858cm" svg:height="7.303cm" svg:x="13.617cm" svg:y="1.692cm">
          <text:p text:style-name="P9"><text:span text:style-name="T4">Módulo I</text:span></text:p>
          <text:list text:style-name="L1">
            <text:list-item>
              <text:p text:style-name="P9"><text:span text:style-name="T5">Medidas de tendencia central</text:span></text:p>
            </text:list-item>
            <text:list-item>
              <text:p text:style-name="P9"><text:span text:style-name="T5">Medidas de dispersión</text:span></text:p>
            </text:list-item>
            <text:list-item>
              <text:p text:style-name="P9"><text:span text:style-name="T5">Gráficos</text:span></text:p>
            </text:list-item>
            <text:list-item>
              <text:p text:style-name="P10"><text:span text:style-name="T5">Probabilida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8.858cm" svg:height="7.404cm" svg:x="13.617cm" svg:y="9.493cm">
          <text:p text:style-name="P9"><text:span text:style-name="T4">Módulo II</text:span></text:p>
          <text:list text:style-name="L1">
            <text:list-item>
              <text:p text:style-name="P10"><text:span text:style-name="T5">Funciones de distribución y funciones de probabilidad</text:span></text:p>
            </text:list-item>
            <text:list-item>
              <text:p text:style-name="P9"><text:span text:style-name="T5">Distribuciones discretas</text:span></text:p>
            </text:list-item>
            <text:list-item>
              <text:p text:style-name="P9"><text:span text:style-name="T5">Distribuciones continuas</text:span></text:p>
            </text:list-item>
            <text:list-item>
              <text:p text:style-name="P9"><text:span text:style-name="T5">Esperanza matemátic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28.858cm" svg:height="4.697cm" svg:x="13.617cm" svg:y="18.798cm">
          <text:p text:style-name="P9"><text:span text:style-name="T4">Módulo III</text:span></text:p>
          <text:list text:style-name="L1">
            <text:list-item>
              <text:p text:style-name="P9"><text:span text:style-name="T5">Inferencia de una y dos muestras</text:span></text:p>
            </text:list-item>
            <text:list-item>
              <text:p text:style-name="P9"><text:span text:style-name="T5">Pruebas de hipótesis de una y dos muestra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3.258cm" svg:height="15.758cm" svg:x="10.677cm" svg:y="1.45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5" draw:layer="layout" svg:width="3.258cm" svg:height="10.652cm" svg:x="10.678cm" svg:y="18.5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1" draw:layer="layout" svg:width="28.858cm" svg:height="4.697cm" svg:x="13.617cm" svg:y="24.398cm">
          <text:p text:style-name="P9"><text:span text:style-name="T4">Módulo IV</text:span></text:p>
          <text:list text:style-name="L1">
            <text:list-item>
              <text:p text:style-name="P9"><text:span text:style-name="T5">Modelos de regresión</text:span></text:p>
            </text:list-item>
            <text:list-item>
              <text:p text:style-name="P9"><text:span text:style-name="T5">Muestre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19" draw:text-style-name="P6" draw:layer="layout" svg:width="7.778cm" svg:height="1.673cm" svg:x="1.016cm" svg:y="0.966cm">
          <draw:text-box>
            <text:p text:style-name="P3"><text:span text:style-name="T3">Mundo real</text:span></text:p>
          </draw:text-box>
        </draw:frame>
        <draw:frame draw:style-name="gr19" draw:text-style-name="P6" draw:layer="layout" svg:width="12.242cm" svg:height="1.673cm" svg:x="18.238cm" svg:y="0.966cm">
          <draw:text-box>
            <text:p text:style-name="P3"><text:span text:style-name="T3">Mundo matemático</text:span></text:p>
          </draw:text-box>
        </draw:frame>
        <draw:custom-shape draw:style-name="gr26" draw:text-style-name="P2" xml:id="id11" draw:id="id11" draw:layer="layout" svg:width="6.35cm" svg:height="4.341cm" svg:x="1.73cm" svg:y="4.445cm">
          <text:p text:style-name="P1"><text:span text:style-name="T5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2" draw:id="id12" draw:layer="layout" svg:width="8.573cm" svg:height="3.707cm" svg:x="13.176cm" svg:y="4.762cm">
          <text:p text:style-name="P1"><text:span text:style-name="T5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3" draw:id="id13" draw:layer="layout" svg:width="8.573cm" svg:height="2.54cm" svg:x="29.051cm" svg:y="5.345cm">
          <text:p text:style-name="P1"><text:span text:style-name="T5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4" draw:id="id14" draw:layer="layout" svg:width="12.065cm" svg:height="6.798cm" svg:x="27.305cm" svg:y="11.034cm">
          <text:p text:style-name="P1"><text:span text:style-name="T5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15" draw:id="id15" draw:layer="layout" svg:width="12.065cm" svg:height="3.81cm" svg:x="11.43cm" svg:y="12.528cm">
          <text:p text:style-name="P1"><text:span text:style-name="T5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16" draw:id="id16" draw:layer="layout" svg:width="6.568cm" svg:height="5.342cm" svg:x="1.621cm" svg:y="11.762cm">
          <text:p text:style-name="P1"><text:span text:style-name="T5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2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3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4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5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6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  <draw:page draw:name="page4" draw:style-name="dp1" draw:master-page-name="Default">
        <draw:frame draw:style-name="gr19" draw:text-style-name="P6" xml:id="id17" draw:id="id17" draw:layer="layout" svg:width="12.242cm" svg:height="1.673cm" svg:x="22.365cm" svg:y="3.492cm">
          <draw:text-box>
            <text:p text:style-name="P3"><text:span text:style-name="T3">Tipos de variables</text:span></text:p>
          </draw:text-box>
        </draw:frame>
        <draw:custom-shape draw:style-name="gr27" draw:text-style-name="P13" xml:id="id19" draw:id="id19" draw:layer="layout" svg:width="8.573cm" svg:height="2.54cm" svg:x="34.607cm" svg:y="7.302cm">
          <text:p text:style-name="P12"><text:span text:style-name="T6">Cualitativ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18" draw:id="id18" draw:layer="layout" svg:width="8.573cm" svg:height="2.54cm" svg:x="13.969cm" svg:y="7.302cm">
          <text:p text:style-name="P12"><text:span text:style-name="T6">Cuantitativ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0" draw:id="id20" draw:layer="layout" svg:width="8.573cm" svg:height="2.54cm" svg:x="8.572cm" svg:y="12.065cm">
          <text:p text:style-name="P1"><text:span text:style-name="T5">Ente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1" draw:id="id21" draw:layer="layout" svg:width="8.573cm" svg:height="2.54cm" svg:x="19.049cm" svg:y="12.064cm">
          <text:p text:style-name="P1"><text:span text:style-name="T5">Continu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2" draw:id="id22" draw:layer="layout" svg:width="8.573cm" svg:height="2.54cm" svg:x="29.527cm" svg:y="12.065cm">
          <text:p text:style-name="P1"><text:span text:style-name="T5">Nom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3" draw:id="id23" draw:layer="layout" svg:width="8.573cm" svg:height="2.54cm" svg:x="39.687cm" svg:y="12.065cm">
          <text:p text:style-name="P1"><text:span text:style-name="T5">Ord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svg:x1="28.486cm" svg:y1="5.165cm" svg:x2="18.255cm" svg:y2="7.302cm" draw:start-shape="id17" draw:start-glue-point="2" draw:end-shape="id18" draw:end-glue-point="0" svg:d="M28486 5165v1042h-10231v1095" svg:viewBox="0 0 10232 2138">
          <text:p/>
        </draw:connector>
        <draw:connector draw:style-name="gr38" draw:text-style-name="P5" draw:layer="layout" svg:x1="28.486cm" svg:y1="5.165cm" svg:x2="38.893cm" svg:y2="7.302cm" draw:start-shape="id17" draw:start-glue-point="2" draw:end-shape="id19" draw:end-glue-point="0" svg:d="M28486 5165v1042h10407v1095" svg:viewBox="0 0 10408 2138">
          <text:p/>
        </draw:connector>
        <draw:connector draw:style-name="gr39" draw:text-style-name="P5" draw:layer="layout" svg:x1="18.255cm" svg:y1="9.842cm" svg:x2="12.858cm" svg:y2="12.065cm" draw:start-shape="id18" draw:start-glue-point="2" draw:end-shape="id20" draw:end-glue-point="0" svg:d="M18255 9842v1112h-5397v1111" svg:viewBox="0 0 5398 2224">
          <text:p/>
        </draw:connector>
        <draw:connector draw:style-name="gr40" draw:text-style-name="P5" draw:layer="layout" svg:x1="18.255cm" svg:y1="9.842cm" svg:x2="23.335cm" svg:y2="12.064cm" draw:start-shape="id18" draw:start-glue-point="2" draw:end-shape="id21" svg:d="M18255 9842v1112h5080v1110" svg:viewBox="0 0 5081 2223">
          <text:p/>
        </draw:connector>
        <draw:connector draw:style-name="gr41" draw:text-style-name="P5" draw:layer="layout" svg:x1="38.893cm" svg:y1="9.842cm" svg:x2="33.813cm" svg:y2="12.065cm" draw:start-shape="id19" draw:start-glue-point="2" draw:end-shape="id22" draw:end-glue-point="0" svg:d="M38893 9842v1112h-5080v1111" svg:viewBox="0 0 5081 2224">
          <text:p/>
        </draw:connector>
        <draw:connector draw:style-name="gr42" draw:text-style-name="P5" draw:layer="layout" svg:x1="38.893cm" svg:y1="9.842cm" svg:x2="43.973cm" svg:y2="12.065cm" draw:start-shape="id19" draw:start-glue-point="2" draw:end-shape="id23" draw:end-glue-point="0" svg:d="M38893 9842v1112h5080v1111" svg:viewBox="0 0 5081 2224">
          <text:p/>
        </draw:connector>
      </draw:page>
      <draw:page draw:name="page5" draw:style-name="dp1" draw:master-page-name="Default">
        <draw:frame draw:style-name="gr19" draw:text-style-name="P15" draw:layer="layout" svg:width="12.242cm" svg:height="3.095cm" svg:x="38.197cm" svg:y="4.127cm">
          <draw:text-box>
            <text:p text:style-name="P14"><text:span text:style-name="T3">Lenguajes de alto nivel</text:span></text:p>
          </draw:text-box>
        </draw:frame>
        <draw:custom-shape draw:style-name="gr43" draw:text-style-name="P3" draw:layer="layout" svg:width="33.999cm" svg:height="6.7cm" draw:transform="rotate (-1.56678206951531) translate (39.606cm 4.41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5" draw:layer="layout" svg:width="12.242cm" svg:height="3.095cm" svg:x="38.197cm" svg:y="34.925cm">
          <draw:text-box>
            <text:p text:style-name="P14"><text:span text:style-name="T3">Lenguajes de bajo nivel</text:span></text:p>
          </draw:text-box>
        </draw:frame>
        <draw:frame draw:style-name="gr19" draw:text-style-name="P17" draw:layer="layout" svg:width="12.242cm" svg:height="4.517cm" svg:x="19.74cm" svg:y="32.948cm">
          <draw:text-box>
            <text:p text:style-name="P16"><text:span text:style-name="T3">- Lenguaje ensamblador</text:span></text:p>
            <text:p text:style-name="P16"><text:span text:style-name="T3">- Lenguaje binario</text:span></text:p>
          </draw:text-box>
        </draw:frame>
        <draw:frame draw:style-name="gr19" draw:text-style-name="P17" draw:layer="layout" svg:width="12.242cm" svg:height="5.939cm" svg:x="19.74cm" svg:y="4.538cm">
          <draw:text-box>
            <text:p text:style-name="P16"><text:span text:style-name="T3">- Python</text:span></text:p>
            <text:p text:style-name="P16"><text:span text:style-name="T3">- R</text:span></text:p>
            <text:p text:style-name="P16"><text:span text:style-name="T3">- Go</text:span></text:p>
            <text:p text:style-name="P16"><text:span text:style-name="T3">- Julia</text:span></text:p>
          </draw:text-box>
        </draw:frame>
        <draw:frame draw:style-name="gr44" draw:text-style-name="P17" draw:layer="layout" svg:width="8.255cm" svg:height="4.517cm" svg:x="19.74cm" svg:y="18.343cm">
          <draw:text-box>
            <text:p text:style-name="P16"><text:span text:style-name="T3">- C</text:span></text:p>
            <text:p text:style-name="P16"><text:span text:style-name="T3">- C++</text:span></text:p>
            <text:p text:style-name="P16"><text:span text:style-name="T3">- C#</text:span></text:p>
          </draw:text-box>
        </draw:frame>
      </draw:page>
      <draw:page draw:name="page6" draw:style-name="dp1" draw:master-page-name="Default">
        <draw:custom-shape draw:style-name="gr45" draw:text-style-name="P18" xml:id="id25" draw:id="id25" draw:layer="layout" svg:width="14.605cm" svg:height="6.35cm" svg:x="23.019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9.525cm" svg:height="2.54cm" svg:x="25.559cm" svg:y="11.515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12.242cm" svg:height="1.987cm" svg:x="24.2cm" svg:y="8.89cm">
          <draw:text-box>
            <text:p text:style-name="P19"><text:span text:style-name="T7">Lenguaje base</text:span></text:p>
          </draw:text-box>
        </draw:frame>
        <draw:custom-shape draw:style-name="gr45" draw:text-style-name="P18" xml:id="id24" draw:id="id24" draw:layer="layout" svg:width="14.605cm" svg:height="6.35cm" svg:x="6.032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9.525cm" svg:height="2.54cm" svg:x="8.395cm" svg:y="11.515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7.125cm" svg:y="8.89cm">
          <draw:text-box>
            <text:p text:style-name="P19"><text:span text:style-name="T3">Librería 1</text:span></text:p>
          </draw:text-box>
        </draw:frame>
        <draw:custom-shape draw:style-name="gr45" draw:text-style-name="P18" xml:id="id26" draw:id="id26" draw:layer="layout" svg:width="14.605cm" svg:height="6.35cm" svg:x="6.35cm" svg:y="17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9.525cm" svg:height="2.54cm" svg:x="8.713cm" svg:y="20.722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7.443cm" svg:y="18.097cm">
          <draw:text-box>
            <text:p text:style-name="P19"><text:span text:style-name="T3">Librería 2</text:span></text:p>
          </draw:text-box>
        </draw:frame>
        <draw:custom-shape draw:style-name="gr45" draw:text-style-name="P18" xml:id="id27" draw:id="id27" draw:layer="layout" svg:width="14.605cm" svg:height="6.35cm" svg:x="23.019cm" svg:y="17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9.525cm" svg:height="2.54cm" svg:x="25.559cm" svg:y="20.722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24.2cm" svg:y="18.097cm">
          <draw:text-box>
            <text:p text:style-name="P19"><text:span text:style-name="T3">Librería 3</text:span></text:p>
          </draw:text-box>
        </draw:frame>
        <draw:custom-shape draw:style-name="gr45" draw:text-style-name="P18" xml:id="id28" draw:id="id28" draw:layer="layout" svg:width="14.605cm" svg:height="6.35cm" svg:x="40.005cm" svg:y="17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9.525cm" svg:height="2.54cm" svg:x="42.368cm" svg:y="20.722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41.098cm" svg:y="18.097cm">
          <draw:text-box>
            <text:p text:style-name="P19"><text:span text:style-name="T3">Librería 4</text:span></text:p>
          </draw:text-box>
        </draw:frame>
        <draw:custom-shape draw:style-name="gr45" draw:text-style-name="P18" xml:id="id29" draw:id="id29" draw:layer="layout" svg:width="14.605cm" svg:height="6.35cm" svg:x="40.00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9.525cm" svg:height="2.54cm" svg:x="42.368cm" svg:y="11.515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41.098cm" svg:y="8.89cm">
          <draw:text-box>
            <text:p text:style-name="P19"><text:span text:style-name="T3">Librería 5</text:span></text:p>
          </draw:text-box>
        </draw:frame>
        <draw:connector draw:style-name="gr47" draw:text-style-name="P5" draw:layer="layout" draw:type="line" svg:x1="20.637cm" svg:y1="11.43cm" svg:x2="23.019cm" svg:y2="11.43cm" draw:start-shape="id24" draw:start-glue-point="1" draw:end-shape="id25" draw:end-glue-point="3" svg:d="M20637 11430h2382" svg:viewBox="0 0 2383 1">
          <text:p/>
        </draw:connector>
        <draw:connector draw:style-name="gr48" draw:text-style-name="P5" draw:layer="layout" draw:type="line" svg:x1="13.652cm" svg:y1="17.462cm" svg:x2="30.321cm" svg:y2="14.605cm" draw:start-shape="id26" draw:start-glue-point="0" draw:end-shape="id25" draw:end-glue-point="2" svg:d="M13652 17462l16669-2857" svg:viewBox="0 0 16670 2858">
          <text:p/>
        </draw:connector>
        <draw:connector draw:style-name="gr49" draw:text-style-name="P5" draw:layer="layout" draw:type="line" svg:x1="30.321cm" svg:y1="17.462cm" svg:x2="30.321cm" svg:y2="14.605cm" draw:start-shape="id27" draw:start-glue-point="0" draw:end-shape="id25" draw:end-glue-point="2" svg:d="M30321 17462v-2857" svg:viewBox="0 0 1 2858">
          <text:p/>
        </draw:connector>
        <draw:connector draw:style-name="gr50" draw:text-style-name="P5" draw:layer="layout" draw:type="line" svg:x1="47.307cm" svg:y1="17.462cm" svg:x2="30.321cm" svg:y2="14.605cm" draw:start-shape="id28" draw:start-glue-point="0" draw:end-shape="id25" draw:end-glue-point="2" svg:d="M47307 17462l-16986-2857" svg:viewBox="0 0 16987 2858">
          <text:p/>
        </draw:connector>
        <draw:connector draw:style-name="gr51" draw:text-style-name="P5" draw:layer="layout" draw:type="line" svg:x1="40.005cm" svg:y1="11.43cm" svg:x2="37.624cm" svg:y2="11.43cm" draw:start-shape="id29" draw:start-glue-point="3" draw:end-shape="id25" draw:end-glue-point="1" svg:d="M40005 11430h-2381" svg:viewBox="0 0 2382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11H12M29S</meta:editing-duration>
    <meta:editing-cycles>11</meta:editing-cycles>
    <meta:generator>LibreOffice/7.6.7.2$Linux_X86_64 LibreOffice_project/60$Build-2</meta:generator>
    <dc:date>2024-08-20T15:31:16.298865651</dc:date>
    <meta:document-statistic meta:object-count="96"/>
  </office:meta>
</office:document-meta>
</file>